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eXGyreCursor" svg:font-family="TeXGyreCursor" style:font-pitch="fixed"/>
    <style:font-face style:name="Bitstream Vera Sans1" svg:font-family="'Bitstream Vera San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eXGyreCursor1" svg:font-family="TeXGyreCursor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" fo:font-size="10.5pt" fo:font-weight="normal" officeooo:paragraph-rsid="000a4b5f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font-name="Bitstream Vera Sans" fo:font-size="10.5pt" fo:font-weight="normal" officeooo:paragraph-rsid="000a94bc" style:font-size-asian="10.5pt" style:font-weight-asian="normal" style:font-size-complex="10.5pt" style:font-weight-complex="normal"/>
    </style:style>
    <style:style style:name="P3" style:family="paragraph" style:parent-style-name="Standard">
      <style:text-properties style:font-name="Bitstream Vera Sans" fo:font-size="10.5pt" officeooo:rsid="000948a7" officeooo:paragraph-rsid="000948a7" style:font-size-asian="10.5pt" style:font-size-complex="10.5pt"/>
    </style:style>
    <style:style style:name="P4" style:family="paragraph" style:parent-style-name="Standard" style:list-style-name="L1">
      <style:text-properties style:font-name="Bitstream Vera Sans" fo:font-size="10.5pt" officeooo:rsid="000948a7" officeooo:paragraph-rsid="000948a7" style:font-size-asian="10.5pt" style:font-size-complex="10.5pt"/>
    </style:style>
    <style:style style:name="P5" style:family="paragraph" style:parent-style-name="Standard">
      <style:text-properties style:font-name="Bitstream Vera Sans" fo:font-size="10.5pt" fo:font-weight="normal" officeooo:rsid="000948a7" officeooo:paragraph-rsid="000948a7" style:font-size-asian="10.5pt" style:font-weight-asian="normal" style:font-size-complex="10.5pt" style:font-weight-complex="normal"/>
    </style:style>
    <style:style style:name="P6" style:family="paragraph" style:parent-style-name="Standard" style:list-style-name="L2">
      <style:text-properties style:font-name="Bitstream Vera Sans" fo:font-size="10.5pt" fo:font-weight="normal" officeooo:rsid="000948a7" officeooo:paragraph-rsid="000948a7" style:font-size-asian="10.5pt" style:font-weight-asian="normal" style:font-size-complex="10.5pt" style:font-weight-complex="normal"/>
    </style:style>
    <style:style style:name="P7" style:family="paragraph" style:parent-style-name="Standard">
      <style:text-properties style:font-name="Bitstream Vera Sans" fo:font-size="10.5pt" fo:font-weight="normal" officeooo:rsid="000a4b5f" officeooo:paragraph-rsid="000a4b5f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Bitstream Vera Sans" fo:font-size="10.5pt" fo:font-weight="normal" officeooo:rsid="000a6f42" officeooo:paragraph-rsid="000a6f42" style:font-size-asian="10.5pt" style:font-weight-asian="normal" style:font-size-complex="10.5pt" style:font-weight-complex="normal"/>
    </style:style>
    <style:style style:name="P9" style:family="paragraph" style:parent-style-name="Standard">
      <style:text-properties style:font-name="Bitstream Vera Sans" fo:font-size="10.5pt" fo:font-weight="normal" officeooo:rsid="000a94bc" officeooo:paragraph-rsid="000a94bc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Bitstream Vera Sans" fo:font-size="10.5pt" fo:font-weight="normal" officeooo:rsid="000c20e5" officeooo:paragraph-rsid="000a94bc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Bitstream Vera Sans" fo:font-size="10.5pt" fo:font-weight="normal" officeooo:rsid="000c20e5" officeooo:paragraph-rsid="000c20e5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Bitstream Vera Sans" fo:font-size="10.5pt" fo:font-weight="normal" officeooo:rsid="000c75a6" officeooo:paragraph-rsid="000c75a6" style:font-size-asian="10.5pt" style:font-weight-asian="normal" style:font-size-complex="10.5pt" style:font-weight-complex="normal"/>
    </style:style>
    <style:style style:name="P13" style:family="paragraph" style:parent-style-name="Standard">
      <style:text-properties style:font-name="Bitstream Vera Sans" fo:font-size="10.5pt" fo:font-weight="normal" officeooo:rsid="000cc575" officeooo:paragraph-rsid="000cc575" style:font-size-asian="10.5pt" style:font-weight-asian="normal" style:font-size-complex="10.5pt" style:font-weight-complex="normal"/>
    </style:style>
    <style:style style:name="P14" style:family="paragraph" style:parent-style-name="Standard">
      <style:text-properties style:font-name="Bitstream Vera Sans" fo:font-size="10.5pt" fo:font-weight="normal" officeooo:rsid="000debc9" officeooo:paragraph-rsid="000debc9" style:font-size-asian="10.5pt" style:font-weight-asian="normal" style:font-size-complex="10.5pt" style:font-weight-complex="normal"/>
    </style:style>
    <style:style style:name="P15" style:family="paragraph" style:parent-style-name="Standard">
      <style:text-properties style:font-name="Bitstream Vera Sans" fo:font-size="10.5pt" fo:font-weight="bold" officeooo:rsid="000948a7" officeooo:paragraph-rsid="000948a7" style:font-size-asian="10.5pt" style:font-weight-asian="bold" style:font-size-complex="10.5pt" style:font-weight-complex="bold"/>
    </style:style>
    <style:style style:name="P16" style:family="paragraph" style:parent-style-name="Standard">
      <style:text-properties style:font-name="Bitstream Vera Sans" fo:font-size="10.5pt" fo:font-weight="bold" officeooo:rsid="000a4b5f" officeooo:paragraph-rsid="000a4b5f" style:font-size-asian="10.5pt" style:font-weight-asian="bold" style:font-size-complex="10.5pt" style:font-weight-complex="bold"/>
    </style:style>
    <style:style style:name="P17" style:family="paragraph" style:parent-style-name="Standard">
      <style:text-properties style:font-name="Bitstream Vera Sans" fo:font-size="10.5pt" fo:font-weight="bold" officeooo:rsid="000a4b5f" officeooo:paragraph-rsid="000a94bc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Bitstream Vera Sans" fo:font-size="11pt" fo:font-weight="bold" officeooo:rsid="000948a7" officeooo:paragraph-rsid="000948a7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Bitstream Vera Sans" fo:font-size="11pt" fo:font-weight="bold" officeooo:rsid="000a4b5f" officeooo:paragraph-rsid="000a4b5f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Bitstream Vera Sans" fo:font-size="11pt" fo:font-weight="bold" officeooo:rsid="000debc9" officeooo:paragraph-rsid="000debc9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TeXGyreCursor" fo:font-size="10.5pt" fo:font-weight="normal" officeooo:rsid="000a4b5f" officeooo:paragraph-rsid="000a4b5f" style:font-size-asian="10.5pt" style:font-weight-asian="normal" style:font-size-complex="10.5pt" style:font-weight-complex="normal"/>
    </style:style>
    <style:style style:name="P22" style:family="paragraph" style:parent-style-name="Standard">
      <style:text-properties style:font-name="TeXGyreCursor" fo:font-size="10.5pt" fo:font-weight="normal" officeooo:rsid="000a6f42" officeooo:paragraph-rsid="000a6f42" style:font-size-asian="10.5pt" style:font-weight-asian="normal" style:font-size-complex="10.5pt" style:font-weight-complex="normal"/>
    </style:style>
    <style:style style:name="P23" style:family="paragraph" style:parent-style-name="Standard">
      <style:text-properties style:font-name="TeXGyreCursor" fo:font-size="10.5pt" fo:font-weight="normal" officeooo:rsid="000a94bc" officeooo:paragraph-rsid="000a94bc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font-name="TeXGyreCursor" fo:font-size="10.5pt" fo:font-weight="normal" officeooo:rsid="000c20e5" officeooo:paragraph-rsid="000c20e5" style:font-size-asian="10.5pt" style:font-weight-asian="normal" style:font-size-complex="10.5pt" style:font-weight-complex="normal"/>
    </style:style>
    <style:style style:name="P25" style:family="paragraph" style:parent-style-name="Standard">
      <style:text-properties style:font-name="TeXGyreCursor" fo:font-size="10.5pt" fo:font-weight="normal" officeooo:rsid="000c75a6" officeooo:paragraph-rsid="000c75a6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font-name="TeXGyreCursor" fo:font-size="10.5pt" fo:font-weight="normal" officeooo:rsid="000cc575" officeooo:paragraph-rsid="000cc575" style:font-size-asian="10.5pt" style:font-weight-asian="normal" style:font-size-complex="10.5pt" style:font-weight-complex="normal"/>
    </style:style>
    <style:style style:name="P27" style:family="paragraph" style:parent-style-name="Standard">
      <style:text-properties style:font-name="TeXGyreCursor" fo:font-size="10.5pt" fo:font-weight="normal" officeooo:rsid="000debc9" officeooo:paragraph-rsid="000debc9" style:font-size-asian="10.5pt" style:font-weight-asian="normal" style:font-size-complex="10.5pt" style:font-weight-complex="normal"/>
    </style:style>
    <style:style style:name="P28" style:family="paragraph" style:parent-style-name="Standard">
      <style:text-properties style:font-name="TeXGyreCursor" fo:font-size="10.5pt" fo:font-weight="bold" officeooo:rsid="000debc9" officeooo:paragraph-rsid="000c20e5" style:font-size-asian="10.5pt" style:font-weight-asian="bold" style:font-size-complex="10.5pt" style:font-weight-complex="bold"/>
    </style:style>
    <style:style style:name="P29" style:family="paragraph" style:parent-style-name="Standard">
      <style:text-properties fo:font-weight="bold" officeooo:paragraph-rsid="000fb23a" style:font-weight-asian="bold" style:font-weight-complex="bold"/>
    </style:style>
    <style:style style:name="P30" style:family="paragraph" style:parent-style-name="Standard">
      <style:text-properties style:font-name="Bitstream Vera Sans1" fo:font-size="10.5pt" officeooo:paragraph-rsid="000fb23a" style:font-size-asian="10.5pt" style:font-size-complex="10.5pt"/>
    </style:style>
    <style:style style:name="P31" style:family="paragraph" style:parent-style-name="Standard">
      <style:text-properties style:font-name="Bitstream Vera Sans1" fo:font-size="10.5pt" fo:font-weight="bold" officeooo:paragraph-rsid="000fb23a" style:font-size-asian="10.5pt" style:font-weight-asian="bold" style:font-size-complex="10.5pt" style:font-weight-complex="bold"/>
    </style:style>
    <style:style style:name="P32" style:family="paragraph" style:parent-style-name="Standard">
      <style:text-properties style:font-name="Bitstream Vera Sans1" fo:font-size="11pt" fo:font-weight="bold" officeooo:paragraph-rsid="000fb23a" style:font-size-asian="11pt" style:font-weight-asian="bold" style:font-size-complex="11pt" style:font-weight-complex="bold"/>
    </style:style>
    <style:style style:name="P33" style:family="paragraph" style:parent-style-name="Standard" style:list-style-name="WWNum1">
      <style:text-properties officeooo:paragraph-rsid="000fb23a"/>
    </style:style>
    <style:style style:name="P34" style:family="paragraph" style:parent-style-name="Standard" style:list-style-name="WWNum2">
      <style:text-properties officeooo:paragraph-rsid="000fb23a"/>
    </style:style>
    <style:style style:name="P35" style:family="paragraph" style:parent-style-name="Standard">
      <style:text-properties style:font-name="TeXGyreCursor1" fo:font-size="10.5pt" officeooo:paragraph-rsid="000fb23a" style:font-size-asian="10.5pt" style:font-size-complex="10.5pt"/>
    </style:style>
    <style:style style:name="P36" style:family="paragraph" style:parent-style-name="Standard">
      <style:text-properties style:font-name="TeXGyreCursor1" fo:font-size="10.5pt" fo:font-weight="bold" officeooo:paragraph-rsid="000fb23a" style:font-size-asian="10.5pt" style:font-weight-asian="bold" style:font-size-complex="10.5pt" style:font-weight-complex="bold"/>
    </style:style>
    <style:style style:name="P37" style:family="paragraph" style:parent-style-name="Standard" style:list-style-name="L3">
      <style:text-properties style:font-name="TeXGyreCursor1" fo:font-size="10.5pt" fo:font-weight="normal" officeooo:paragraph-rsid="000fb23a" style:font-size-asian="10.5pt" style:font-weight-asian="normal" style:font-size-complex="10.5pt" style:font-weight-complex="normal"/>
    </style:style>
    <style:style style:name="P38" style:family="paragraph" style:parent-style-name="Standard" style:list-style-name="L5">
      <style:text-properties style:font-name="TeXGyreCursor1" fo:font-size="10.5pt" fo:font-weight="normal" officeooo:paragraph-rsid="000fb23a" style:font-size-asian="10.5pt" style:font-weight-asian="normal" style:font-size-complex="10.5pt" style:font-weight-complex="normal"/>
    </style:style>
    <style:style style:name="P39" style:family="paragraph" style:parent-style-name="Standard">
      <style:text-properties style:font-name="TeXGyreCursor1" fo:font-size="10.5pt" fo:font-weight="normal" officeooo:paragraph-rsid="000fb23a" style:font-size-asian="10.5pt" style:font-weight-asian="normal" style:font-size-complex="10.5pt" style:font-weight-complex="normal"/>
    </style:style>
    <style:style style:name="P40" style:family="paragraph" style:parent-style-name="Standard">
      <style:text-properties style:font-name="Courier New" fo:font-size="10.5pt" officeooo:paragraph-rsid="000fb23a" style:font-size-asian="10.5pt" style:font-name-complex="Courier New1" style:font-size-complex="10.5pt"/>
    </style:style>
    <style:style style:name="P41" style:family="paragraph" style:parent-style-name="Standard">
      <style:text-properties style:font-name="Courier New" fo:font-size="10pt" officeooo:paragraph-rsid="000fb23a" style:font-size-asian="10pt" style:font-name-complex="Courier New1" style:font-size-complex="10pt"/>
    </style:style>
    <style:style style:name="P42" style:family="paragraph" style:parent-style-name="Standard">
      <style:text-properties fo:font-weight="normal" officeooo:paragraph-rsid="000fb23a" style:font-weight-asian="normal" style:font-weight-complex="normal"/>
    </style:style>
    <style:style style:name="P43" style:family="paragraph" style:parent-style-name="Standard">
      <style:text-properties fo:font-size="10pt" officeooo:paragraph-rsid="000fb23a" style:font-size-asian="10pt" style:font-size-complex="10pt"/>
    </style:style>
    <style:style style:name="P44" style:family="paragraph" style:parent-style-name="Standard">
      <style:text-properties fo:font-size="10pt" fo:font-weight="normal" officeooo:paragraph-rsid="000fb23a" style:font-size-asian="10pt" style:font-weight-asian="normal" style:font-size-complex="10pt" style:font-weight-complex="normal"/>
    </style:style>
    <style:style style:name="P45" style:family="paragraph" style:parent-style-name="Standard">
      <style:text-properties officeooo:paragraph-rsid="000fb23a"/>
    </style:style>
    <style:style style:name="P46" style:family="paragraph" style:parent-style-name="Standard">
      <style:paragraph-properties fo:break-before="page"/>
      <style:text-properties officeooo:paragraph-rsid="000fb23a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officeooo:paragraph-rsid="000fb23a"/>
    </style:style>
    <style:style style:name="T1" style:family="text">
      <style:text-properties officeooo:rsid="000a4b5f"/>
    </style:style>
    <style:style style:name="T2" style:family="text">
      <style:text-properties style:font-name="TeXGyreCursor" officeooo:rsid="000a4b5f"/>
    </style:style>
    <style:style style:name="T3" style:family="text">
      <style:text-properties officeooo:rsid="000a94bc"/>
    </style:style>
    <style:style style:name="T4" style:family="text">
      <style:text-properties officeooo:rsid="000c20e5"/>
    </style:style>
    <style:style style:name="T5" style:family="text">
      <style:text-properties style:font-name="Bitstream Vera Sans1" fo:font-size="10.5pt" officeooo:rsid="000fe47c" style:font-size-asian="10.5pt" style:font-name-complex="Courier New1" style:font-size-complex="10.5pt"/>
    </style:style>
    <style:style style:name="T6" style:family="text">
      <style:text-properties style:font-name="Bitstream Vera Sans1" fo:font-size="10.5pt" officeooo:rsid="000fb23a" style:font-size-asian="10.5pt" style:font-name-complex="Courier New1" style:font-size-complex="10.5pt"/>
    </style:style>
    <style:style style:name="T7" style:family="text">
      <style:text-properties style:font-name="Bitstream Vera Sans1" fo:font-size="10.5pt" style:font-size-asian="10.5pt" style:font-size-complex="10.5pt"/>
    </style:style>
    <style:style style:name="T8" style:family="text">
      <style:text-properties style:font-name="Bitstream Vera Sans1" fo:font-size="10.5pt" officeooo:rsid="000fe47c" style:font-size-asian="10.5pt" style:font-size-complex="10.5pt"/>
    </style:style>
    <style:style style:name="T9" style:family="text">
      <style:text-properties style:font-name="Bitstream Vera Sans1" officeooo:rsid="000fe47c" style:font-name-complex="Courier New1"/>
    </style:style>
    <style:style style:name="T10" style:family="text">
      <style:text-properties style:font-name="Bitstream Vera Sans1" fo:font-size="14pt" fo:font-weight="bold" officeooo:rsid="000fe47c" style:font-size-asian="14pt" style:font-weight-asian="bold" style:font-size-complex="14pt" style:font-weight-complex="bold"/>
    </style:style>
    <style:style style:name="T11" style:family="text">
      <style:text-properties style:font-name="Bitstream Vera Sans1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Bitstream Vera Sans1" fo:font-size="11pt" fo:font-weight="bold" officeooo:rsid="000fe47c" style:font-size-asian="11pt" style:font-weight-asian="bold" style:font-size-complex="11pt" style:font-weight-complex="bold"/>
    </style:style>
    <style:style style:name="T13" style:family="text">
      <style:text-properties style:font-name="Bitstream Vera Sans1" fo:font-size="11pt" officeooo:rsid="000fe47c" style:font-size-asian="11pt" style:font-size-complex="11pt"/>
    </style:style>
    <style:style style:name="T14" style:family="text">
      <style:text-properties style:font-name="Bitstream Vera Sans1" officeooo:rsid="000fe47c"/>
    </style:style>
    <style:style style:name="T15" style:family="text">
      <style:text-properties style:font-name="Courier New" fo:font-size="10.5pt" style:font-size-asian="10.5pt" style:font-name-complex="Courier New1" style:font-size-complex="10.5pt"/>
    </style:style>
    <style:style style:name="T16" style:family="text">
      <style:text-properties style:font-name="Courier New" fo:font-size="10.5pt" officeooo:rsid="000fe47c" style:font-size-asian="10.5pt" style:font-name-complex="Courier New1" style:font-size-complex="10.5pt"/>
    </style:style>
    <style:style style:name="T17" style:family="text">
      <style:text-properties style:font-name="Courier New" style:font-name-complex="Courier New1"/>
    </style:style>
    <style:style style:name="T18" style:family="text">
      <style:text-properties style:font-name="Courier New" officeooo:rsid="000fe47c" style:font-name-complex="Courier New1"/>
    </style:style>
    <style:style style:name="T19" style:family="text">
      <style:text-properties officeooo:rsid="000fe4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span text:style-name="T10">LifeGuide Trial Setup Guide</text:span></text:p>
      <text:p text:style-name="P30"/>
      <text:p text:style-name="P45"><text:span text:style-name="T7">To set up a trial in LifeGuide, you'll need to submit a file which specifies how you want the trial to run. This trial must be in a certain format, as described in the next section. It contains a number of parts, some of which are optional. Although the order of these parts can be changed, it's recommended that you use the following order to avoid problems:</text:span></text:p>
      <text:p text:style-name="P30"/>
      <text:list xml:id="list875358821" text:style-name="WWNum1">
        <text:list-item>
          <text:p text:style-name="P33"><text:span text:style-name="T7">Allocation method name</text:span></text:p>
        </text:list-item>
        <text:list-item>
          <text:p text:style-name="P33"><text:span text:style-name="T7">Allocation method parameters (optional)</text:span></text:p>
        </text:list-item>
        <text:list-item>
          <text:p text:style-name="P33"><text:span text:style-name="T7">Stratification (optional)</text:span></text:p>
        </text:list-item>
        <text:list-item>
          <text:p text:style-name="P33"><text:span text:style-name="T7">Treatment arms</text:span></text:p>
        </text:list-item>
        <text:list-item>
          <text:p text:style-name="P33"><text:span text:style-name="T7">Treatment arm weights/limits (optional)</text:span></text:p>
        </text:list-item>
        <text:list-item>
          <text:p text:style-name="P33"><text:span text:style-name="T7">Default treatment group (optional)</text:span></text:p>
        </text:list-item>
        <text:list-item>
          <text:p text:style-name="P33"><text:span text:style-name="T7">Attribute values</text:span></text:p>
        </text:list-item>
        <text:list-item>
          <text:p text:style-name="P33"><text:span text:style-name="T7">Attribute weights (optional)</text:span></text:p>
        </text:list-item>
      </text:list>
      <text:p text:style-name="P30"/>
      <text:p text:style-name="P45"><text:bookmark text:name="_GoBack"/><text:span text:style-name="T7">Each of these is described in more detail below.</text:span></text:p>
      <text:p text:style-name="P31"/>
      <text:p text:style-name="P31"/>
      <text:p text:style-name="P45"><text:span text:style-name="T11">Allocation method name</text:span></text:p>
      <text:p text:style-name="P30"/>
      <text:p text:style-name="P45"><text:span text:style-name="T7">Currently the system supports three main methods of allocation:</text:span></text:p>
      <text:list xml:id="list809229197" text:style-name="WWNum2">
        <text:list-item>
          <text:p text:style-name="P34"><text:span text:style-name="T7">SimpleRandomisation</text:span></text:p>
        </text:list-item>
        <text:list-item>
          <text:p text:style-name="P34"><text:span text:style-name="T7">BlockedRandomisation</text:span></text:p>
        </text:list-item>
        <text:list-item>
          <text:p text:style-name="P34"><text:span text:style-name="T7">Minimisation</text:span></text:p>
        </text:list-item>
      </text:list>
      <text:p text:style-name="P45"><text:span text:style-name="T7">The choice of allocation method must be specified in the following way:</text:span></text:p>
      <text:p text:style-name="P45"><text:span text:style-name="T7"><text:line-break/></text:span><text:span text:style-name="T15">Method: &lt;name&gt;</text:span></text:p>
      <text:p text:style-name="P30"/>
      <text:p text:style-name="P45"><text:span text:style-name="T7">For example:</text:span></text:p>
      <text:p text:style-name="P30"/>
      <text:p text:style-name="P45"><text:span text:style-name="T15">Method: BlockedRandomisation</text:span></text:p>
      <text:p text:style-name="P35"/>
      <text:p text:style-name="P35"/>
      <text:p text:style-name="P45"><text:span text:style-name="T11">Allocation parameters (optional)</text:span></text:p>
      <text:p text:style-name="P31"/>
      <text:p text:style-name="P45"><text:span text:style-name="T7">Some allocation methods need additional parameters (for example, blocked randomisation requires a block size). If the parameters used by a method aren't specified, some default values are used instead. These are specified in the following way:</text:span></text:p>
      <text:p text:style-name="P30"/>
      <text:p text:style-name="P45"><text:span text:style-name="T15">&lt;Parameter Name&gt;: &lt;Parameter Value&gt;</text:span></text:p>
      <text:p text:style-name="P30"/>
      <text:p text:style-name="P45"><text:span text:style-name="T7">For example:</text:span></text:p>
      <text:p text:style-name="P30"/>
      <text:p text:style-name="P45"><text:span text:style-name="T15">Block size: 30</text:span></text:p>
      <text:p text:style-name="P35"/>
      <text:p text:style-name="P35"><text:span text:style-name="T14">A full list of available parameters for each allocation method is included further down in this guide.</text:span></text:p>
      <text:p text:style-name="P35"/>
      <text:p text:style-name="P45"><text:span text:style-name="T11">Stratification (optional)</text:span></text:p>
      <text:p text:style-name="P30"/>
      <text:p text:style-name="P45"><text:span text:style-name="T7">If the trial needs to be stratified on any of the participant attributes, this needs to be specified in the following way:</text:span></text:p>
      <text:p text:style-name="P30"/>
      <text:p text:style-name="P45"><text:span text:style-name="T16">Stratify</text:span><text:span text:style-name="T15">: &lt;attribute 1&gt; &lt;attribute 2&gt; …</text:span></text:p>
      <text:p text:style-name="P30"/>
      <text:p text:style-name="P45"><text:soft-page-break/><text:span text:style-name="T7">For example:</text:span></text:p>
      <text:p text:style-name="P30"/>
      <text:p text:style-name="P45"><text:span text:style-name="T16">Stratify</text:span><text:span text:style-name="T15">: gender age</text:span></text:p>
      <text:p text:style-name="P40"/>
      <text:p text:style-name="P40"/>
      <text:p text:style-name="P45"><text:span text:style-name="T11">Treatment arms</text:span></text:p>
      <text:p text:style-name="P30"/>
      <text:p text:style-name="P45"><text:span text:style-name="T7">To set up the various groups the participant could be allocated to, you must specify the following:</text:span></text:p>
      <text:p text:style-name="P30"/>
      <text:p text:style-name="P45"><text:span text:style-name="T15">Arms: &lt;treatment1&gt; &lt;treatment2&gt; ...</text:span></text:p>
      <text:p text:style-name="P30"/>
      <text:p text:style-name="P45"><text:span text:style-name="T7">For example:</text:span></text:p>
      <text:p text:style-name="P30"/>
      <text:p text:style-name="P45"><text:span text:style-name="T15">Arms: pill1 pill2 placebo</text:span></text:p>
      <text:p text:style-name="P31"/>
      <text:p text:style-name="P31"/>
      <text:p text:style-name="P45"><text:span text:style-name="T11">Treatment arm weights/limits (optional)</text:span></text:p>
      <text:p text:style-name="P30"/>
      <text:p text:style-name="P45"><text:span text:style-name="T7">You may want participants to be allocated to treatment groups with a specific ratio. To do this, you must set weights on each arm (if you don't specify a treatment arm's weight, it defaults to 1). This is specified in the following way:</text:span></text:p>
      <text:p text:style-name="P30"/>
      <text:p text:style-name="P45"><text:span text:style-name="T15">Weight: &lt;treatment name&gt; &lt;weight&gt;</text:span></text:p>
      <text:p text:style-name="P30"/>
      <text:p text:style-name="P45"><text:span text:style-name="T7">For example, to ensure three times as many participants are assigned to a treatment:</text:span></text:p>
      <text:p text:style-name="P30"/>
      <text:p text:style-name="P45"><text:span text:style-name="T15">Weight: pill1 3</text:span></text:p>
      <text:p text:style-name="P35"/>
      <text:p text:style-name="P45"><text:span text:style-name="T7">You may also wish to limit the participants in a group. To do this, you use the following format:</text:span></text:p>
      <text:p text:style-name="P30"/>
      <text:p text:style-name="P45"><text:span text:style-name="T15">Limit: &lt;treatment&gt; &lt;limit&gt;</text:span></text:p>
      <text:p text:style-name="P40"/>
      <text:p text:style-name="P45"><text:span text:style-name="T7">For example, to put a cap of 200 participants for a given treatment arm:</text:span></text:p>
      <text:p text:style-name="P30"/>
      <text:p text:style-name="P45"><text:span text:style-name="T15">Limit: placebo 200</text:span></text:p>
      <text:p text:style-name="P31"/>
      <text:p text:style-name="P31"/>
      <text:p text:style-name="P45"><text:span text:style-name="T11">Default treatment group (optional)</text:span></text:p>
      <text:p text:style-name="P30"/>
      <text:p text:style-name="P45"><text:span text:style-name="T7">If you want a default treatment group, into which participants are allocated once all groups have reached a limit, you specify:</text:span></text:p>
      <text:p text:style-name="P30"/>
      <text:p text:style-name="P45"><text:span text:style-name="T15">Default: &lt;treatment name&gt;</text:span></text:p>
      <text:p text:style-name="P32"/>
      <text:p text:style-name="P45"><text:span text:style-name="T11">Attribute values</text:span></text:p>
      <text:p text:style-name="P30"/>
      <text:p text:style-name="P45"><text:span text:style-name="T7">The system needs to know how to categorise a participant's answers to the trial's data gathering questions. If the user has to select from a number of options, the group should be specified in the file as:</text:span></text:p>
      <text:p text:style-name="P30"/>
      <text:p text:style-name="P45"><text:span text:style-name="T15">Group: &lt;attribute name&gt; &lt;number of options&gt;</text:span></text:p>
      <text:p text:style-name="P40"/>
      <text:p text:style-name="P45"><text:span text:style-name="T7">For example, a yes/no question about whether a user smokes may be defined as:</text:span></text:p>
      <text:p text:style-name="P30"/>
      <text:p text:style-name="P45"><text:span text:style-name="T15">Group: smokes 2</text:span></text:p>
      <text:p text:style-name="P35"/>
      <text:p text:style-name="P45"><text:span text:style-name="T7">If a user will be entering a raw value as a response, you will need to specify how to group </text:span><text:soft-page-break/><text:span text:style-name="T7">these responses. To do this, you specify:</text:span></text:p>
      <text:p text:style-name="P30"/>
      <text:p text:style-name="P45"><text:span text:style-name="T16">Group</text:span><text:span text:style-name="T15">: &lt;value name&gt;</text:span></text:p>
      <text:p text:style-name="P45"><text:span text:style-name="T15">&lt;list of ranges&gt;</text:span></text:p>
      <text:p text:style-name="P40"/>
      <text:p text:style-name="P45"><text:span text:style-name="T7">Each range must be either:</text:span></text:p>
      <text:p text:style-name="P30"/>
      <text:p text:style-name="P45"><text:span text:style-name="T15">&lt;[value]</text:span></text:p>
      <text:p text:style-name="P45"><text:span text:style-name="T15">&gt;[value]</text:span></text:p>
      <text:p text:style-name="P45"><text:span text:style-name="T15">[value] to [value]</text:span></text:p>
      <text:p text:style-name="P30"/>
      <text:p text:style-name="P45"><text:span text:style-name="T7">For example, if you wanted to use a participant's age, you might specify:</text:span></text:p>
      <text:p text:style-name="P30"/>
      <text:p text:style-name="P45"><text:span text:style-name="T16">Group</text:span><text:span text:style-name="T15">: age</text:span></text:p>
      <text:p text:style-name="P45"><text:span text:style-name="T15">&lt;20</text:span></text:p>
      <text:p text:style-name="P45"><text:span text:style-name="T15">20 to 40</text:span></text:p>
      <text:p text:style-name="P45"><text:span text:style-name="T15">40 to 60</text:span></text:p>
      <text:p text:style-name="P45"><text:span text:style-name="T15">&gt;60</text:span></text:p>
      <text:p text:style-name="P30"/>
      <text:p text:style-name="P31"/>
      <text:p text:style-name="P45"><text:span text:style-name="T11">Attribute weights (optional)</text:span></text:p>
      <text:p text:style-name="P30"/>
      <text:p text:style-name="P45"><text:span text:style-name="T7">If you're using minimisation for allocation, you may want the process to give priority to balancing some attributes over others. To do this, you assign a greater weight to the attributes which should influence the balancing process more, using:</text:span></text:p>
      <text:p text:style-name="P30"/>
      <text:p text:style-name="P45"><text:span text:style-name="T16">Priority:</text:span><text:span text:style-name="T15"> &lt;attribute name&gt; &lt;weight&gt;</text:span></text:p>
      <text:p text:style-name="P30"/>
      <text:p text:style-name="P45"><text:span text:style-name="T7">For example:</text:span></text:p>
      <text:p text:style-name="P30"/>
      <text:p text:style-name="P45"><text:span text:style-name="T16">Priority: </text:span><text:span text:style-name="T15">age 2</text:span></text:p>
      <text:p text:style-name="P36"/>
      <text:p text:style-name="P36"><text:span text:style-name="T13">Custom Parameters</text:span></text:p>
      <text:p text:style-name="P36"><text:span text:style-name="T13"/></text:p>
      <text:p text:style-name="P39"><text:span text:style-name="T14">As mentioned above, certain allocation methods have custom parameters. For blocked randomisation, you can specify the following (use the names as shown, with numeric <text:s/>values):</text:span></text:p>
      <text:p text:style-name="P39"><text:span text:style-name="T14"/></text:p>
      <text:list xml:id="list771815129" text:style-name="L3">
        <text:list-item>
          <text:p text:style-name="P37"><text:span text:style-name="T14">Block size – the size of block to use when allocating participants. Defaults to 10.</text:span></text:p>
        </text:list-item>
        <text:list-item>
          <text:p text:style-name="P37"><text:span text:style-name="T14">Delta – the possible variation in block size between each block (for more unpredictable randomisation). Defaults to 5, allowing block sizes to potentially be 5, 10 or 15 for any given block.</text:span></text:p>
        </text:list-item>
      </text:list>
      <text:p text:style-name="P39"><text:span text:style-name="T14"/></text:p>
      <text:p text:style-name="P39"><text:span text:style-name="T14">For minimisation, you may use:</text:span></text:p>
      <text:p text:style-name="P39"><text:span text:style-name="T14"/></text:p>
      <text:list xml:id="list308961373" text:style-name="L5">
        <text:list-item>
          <text:p text:style-name="P38"><text:span text:style-name="T14">Certainty – the percentage chance to use minimisation to allocate (given as a decimal between 0 and 1, e.g. 0.5 gives a 50% chance). Adds unpredictability to the results to aid in allocation blinding. Defaults to 1, giving a fully deterministic allocation process.</text:span></text:p>
        </text:list-item>
      </text:list>
      <text:p text:style-name="P36"/>
      <text:p text:style-name="P45"><text:span text:style-name="T11"/></text:p>
      <text:p text:style-name="P46"><text:span text:style-name="T11">Complete Example</text:span><text:span text:style-name="T12">s</text:span></text:p>
      <text:p text:style-name="P32"/>
      <text:p text:style-name="P42"><text:span text:style-name="T7">This is an example of what a full trial specification might look like for a basic trial, </text:span><text:span text:style-name="T8">where one group has a participant limit</text:span><text:span text:style-name="T7">:</text:span></text:p>
      <text:p text:style-name="P30"/>
      <text:p text:style-name="P43"><text:span text:style-name="T17">Method: SimpleRandomisation</text:span></text:p>
      <text:p text:style-name="P41"/>
      <text:p text:style-name="P43"><text:span text:style-name="T17">Arms: exercise, diet, control</text:span></text:p>
      <text:p text:style-name="P43"><text:span text:style-name="T17">Limit: control 200</text:span></text:p>
      <text:p text:style-name="P41"/>
      <text:p text:style-name="P41">Strat<text:span text:style-name="T19">ify</text:span>: bmi, gender</text:p>
      <text:p text:style-name="P43"><text:span text:style-name="T17"/></text:p>
      <text:p text:style-name="P43"><text:span text:style-name="T17">Group: gender 2</text:span></text:p>
      <text:p text:style-name="P41"/>
      <text:p text:style-name="P43"><text:span text:style-name="T18">Group</text:span><text:span text:style-name="T17">: bmi</text:span></text:p>
      <text:p text:style-name="P43"><text:span text:style-name="T17">&lt;27.5</text:span></text:p>
      <text:p text:style-name="P43"><text:span text:style-name="T17">&gt;27.5</text:span></text:p>
      <text:p text:style-name="P45"><text:span text:style-name="T15"/></text:p>
      <text:p text:style-name="P45"><text:span text:style-name="T15"/></text:p>
      <text:p text:style-name="P42"><text:span text:style-name="T5">A trial in which you wish to have twice as many participants in one group, a specification might look like this:</text:span></text:p>
      <text:p text:style-name="P44"><text:span text:style-name="T9"/></text:p>
      <text:p text:style-name="P44"><text:span text:style-name="T9">Method: BlockedRandomisation</text:span></text:p>
      <text:p text:style-name="P44"><text:span text:style-name="T9">Block Size: 20</text:span></text:p>
      <text:p text:style-name="P44"><text:span text:style-name="T9">Delta: 4</text:span></text:p>
      <text:p text:style-name="P44"><text:span text:style-name="T9"/></text:p>
      <text:p text:style-name="P44"><text:span text:style-name="T9">Arms: arm1, arm2, arm3</text:span></text:p>
      <text:p text:style-name="P44"><text:span text:style-name="T9">Weight: arm1 2</text:span></text:p>
      <text:p text:style-name="P44"><text:span text:style-name="T9">Weight: arm2 1 # Optional, allocation weights default to 1 anyway</text:span></text:p>
      <text:p text:style-name="P44"><text:span text:style-name="T9">Weight: arm3 1 # Optional, allocation weights default to 1 anyway</text:span></text:p>
      <text:p text:style-name="P44"><text:span text:style-name="T9"/></text:p>
      <text:p text:style-name="P44"><text:span text:style-name="T9">Stratify: age, gender</text:span></text:p>
      <text:p text:style-name="P44"><text:span text:style-name="T9"/></text:p>
      <text:p text:style-name="P44"><text:span text:style-name="T9">Group: gender 3</text:span></text:p>
      <text:p text:style-name="P44"><text:span text:style-name="T9"/></text:p>
      <text:p text:style-name="P44"><text:span text:style-name="T9">Group: age</text:span></text:p>
      <text:p text:style-name="P44"><text:span text:style-name="T9">&lt;20</text:span></text:p>
      <text:p text:style-name="P44"><text:span text:style-name="T9">20 to 50</text:span></text:p>
      <text:p text:style-name="P44"><text:span text:style-name="T9">&gt;50</text:span></text:p>
      <text:p text:style-name="P44"><text:span text:style-name="T9"/></text:p>
      <text:p text:style-name="P29"><text:span text:style-name="T5"/></text:p>
      <text:p text:style-name="P42"><text:span text:style-name="T5">Minimisation allows assignment of priorities to attributes, to ensure certain attributes are given priority for balancing over others. For example, a trial where age MUST be balanced over groups, and gender would be nice to have balanced, a specification might look like:</text:span></text:p>
      <text:p text:style-name="P29"><text:span text:style-name="T5"/></text:p>
      <text:p text:style-name="P42"><text:span text:style-name="T5">Method: Minimisation</text:span></text:p>
      <text:p text:style-name="P42"><text:span text:style-name="T5">Certainty: 0.8</text:span></text:p>
      <text:p text:style-name="P42"><text:span text:style-name="T5"/></text:p>
      <text:p text:style-name="P42"><text:span text:style-name="T5">Arms: arm1, arm2</text:span></text:p>
      <text:p text:style-name="P42"><text:span text:style-name="T5"/></text:p>
      <text:p text:style-name="P42"><text:span text:style-name="T5">Stratify: age, gender</text:span></text:p>
      <text:p text:style-name="P42"><text:span text:style-name="T5">Priority: age 10</text:span></text:p>
      <text:p text:style-name="P42"><text:span text:style-name="T5">Priority: gender 1 # Optional, priorities default to 1 anyway</text:span></text:p>
      <text:p text:style-name="P42"><text:span text:style-name="T5"/></text:p>
      <text:p text:style-name="P42"><text:span text:style-name="T5">Group: gender 3</text:span></text:p>
      <text:p text:style-name="P42"><text:span text:style-name="T5"/></text:p>
      <text:p text:style-name="P42"><text:span text:style-name="T5">Group: age</text:span></text:p>
      <text:p text:style-name="P42"><text:span text:style-name="T5">&lt;20</text:span></text:p>
      <text:p text:style-name="P42"><text:span text:style-name="T5">20 to 5</text:span><text:span text:style-name="T6">0</text:span></text:p>
      <text:p text:style-name="P42"><text:span text:style-name="T5">&gt; 5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Lohit Hindi1" svg:font-family="'Lohit Hindi'"/>
    <style:font-face style:name="OpenSymbol" svg:font-family="OpenSymbol"/>
    <style:font-face style:name="TeXGyreCursor" svg:font-family="TeXGyreCursor" style:font-pitch="fixed"/>
    <style:font-face style:name="Bitstream Vera Sans1" svg:font-family="'Bitstream Vera Sans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eXGyreCursor1" svg:font-family="TeXGyreCursor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asian="OpenSymbol2" style:font-name-complex="OpenSymbo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Valmency</meta:initial-creator>
    <meta:creation-date>2013-11-19T13:00:13</meta:creation-date>
    <dc:date>2013-12-11T16:50:33</dc:date>
    <dc:creator>Liam Valmency</dc:creator>
    <meta:editing-duration>PT59M51S</meta:editing-duration>
    <meta:editing-cycles>10</meta:editing-cycles>
    <meta:generator>LibreOffice/3.6$Linux_X86_64 LibreOffice_project/360m1$Build-2</meta:generator>
    <meta:document-statistic meta:table-count="0" meta:image-count="0" meta:object-count="0" meta:page-count="4" meta:paragraph-count="113" meta:word-count="907" meta:character-count="5479" meta:non-whitespace-character-count="4697"/>
  </office:meta>
</office:document-meta>
</file>